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float" office:value="401.923076923077" calcext:value-type="float">
            <text:p>401.9230769231</text:p>
          </table:table-cell>
          <table:table-cell table:style-name="ce1" office:value-type="float" office:value="0.0184615384615385" calcext:value-type="float">
            <text:p>0.0184615385</text:p>
          </table:table-cell>
        </table:table-row>
        <table:table-row table:style-name="ro1">
          <table:table-cell table:style-name="ce1" office:value-type="float" office:value="403.846153846154" calcext:value-type="float">
            <text:p>403.8461538462</text:p>
          </table:table-cell>
          <table:table-cell table:style-name="ce1" office:value-type="float" office:value="0.0492307692307694" calcext:value-type="float">
            <text:p>0.0492307692</text:p>
          </table:table-cell>
        </table:table-row>
        <table:table-row table:style-name="ro1">
          <table:table-cell table:style-name="ce1" office:value-type="float" office:value="404.807692307692" calcext:value-type="float">
            <text:p>404.8076923077</text:p>
          </table:table-cell>
          <table:table-cell table:style-name="ce1" office:value-type="float" office:value="0.0738461538461539" calcext:value-type="float">
            <text:p>0.0738461538</text:p>
          </table:table-cell>
        </table:table-row>
        <table:table-row table:style-name="ro1">
          <table:table-cell table:style-name="ce1" office:value-type="float" office:value="405.769230769231" calcext:value-type="float">
            <text:p>405.7692307692</text:p>
          </table:table-cell>
          <table:table-cell table:style-name="ce1" office:value-type="float" office:value="0.113846153846154" calcext:value-type="float">
            <text:p>0.1138461538</text:p>
          </table:table-cell>
        </table:table-row>
        <table:table-row table:style-name="ro1">
          <table:table-cell table:style-name="ce1" office:value-type="float" office:value="405.769230769231" calcext:value-type="float">
            <text:p>405.7692307692</text:p>
          </table:table-cell>
          <table:table-cell table:style-name="ce1" office:value-type="float" office:value="0.0923076923076923" calcext:value-type="float">
            <text:p>0.0923076923</text:p>
          </table:table-cell>
        </table:table-row>
        <table:table-row table:style-name="ro1">
          <table:table-cell table:style-name="ce1" office:value-type="float" office:value="407.051282051282" calcext:value-type="float">
            <text:p>407.0512820513</text:p>
          </table:table-cell>
          <table:table-cell table:style-name="ce1" office:value-type="float" office:value="0.147692307692308" calcext:value-type="float">
            <text:p>0.1476923077</text:p>
          </table:table-cell>
        </table:table-row>
        <table:table-row table:style-name="ro1">
          <table:table-cell table:style-name="ce1" office:value-type="float" office:value="408.012820512821" calcext:value-type="float">
            <text:p>408.0128205128</text:p>
          </table:table-cell>
          <table:table-cell table:style-name="ce1" office:value-type="float" office:value="0.184615384615385" calcext:value-type="float">
            <text:p>0.1846153846</text:p>
          </table:table-cell>
        </table:table-row>
        <table:table-row table:style-name="ro1">
          <table:table-cell table:style-name="ce1" office:value-type="float" office:value="408.974358974359" calcext:value-type="float">
            <text:p>408.9743589744</text:p>
          </table:table-cell>
          <table:table-cell table:style-name="ce1" office:value-type="float" office:value="0.206153846153846" calcext:value-type="float">
            <text:p>0.2061538462</text:p>
          </table:table-cell>
        </table:table-row>
        <table:table-row table:style-name="ro1">
          <table:table-cell table:style-name="ce1" office:value-type="float" office:value="409.615384615385" calcext:value-type="float">
            <text:p>409.6153846154</text:p>
          </table:table-cell>
          <table:table-cell table:style-name="ce1" office:value-type="float" office:value="0.236923076923077" calcext:value-type="float">
            <text:p>0.2369230769</text:p>
          </table:table-cell>
        </table:table-row>
        <table:table-row table:style-name="ro1">
          <table:table-cell table:style-name="ce1" office:value-type="float" office:value="410.576923076923" calcext:value-type="float">
            <text:p>410.5769230769</text:p>
          </table:table-cell>
          <table:table-cell table:style-name="ce1" office:value-type="float" office:value="0.273846153846154" calcext:value-type="float">
            <text:p>0.2738461538</text:p>
          </table:table-cell>
        </table:table-row>
        <table:table-row table:style-name="ro1">
          <table:table-cell table:style-name="ce1" office:value-type="float" office:value="411.217948717949" calcext:value-type="float">
            <text:p>411.2179487179</text:p>
          </table:table-cell>
          <table:table-cell table:style-name="ce1" office:value-type="float" office:value="0.307692307692308" calcext:value-type="float">
            <text:p>0.3076923077</text:p>
          </table:table-cell>
        </table:table-row>
        <table:table-row table:style-name="ro1">
          <table:table-cell table:style-name="ce1" office:value-type="float" office:value="411.538461538462" calcext:value-type="float">
            <text:p>411.5384615385</text:p>
          </table:table-cell>
          <table:table-cell table:style-name="ce1" office:value-type="float" office:value="0.338461538461538" calcext:value-type="float">
            <text:p>0.3384615385</text:p>
          </table:table-cell>
        </table:table-row>
        <table:table-row table:style-name="ro1">
          <table:table-cell table:style-name="ce1" office:value-type="float" office:value="412.179487179487" calcext:value-type="float">
            <text:p>412.1794871795</text:p>
          </table:table-cell>
          <table:table-cell table:style-name="ce1" office:value-type="float" office:value="0.366153846153846" calcext:value-type="float">
            <text:p>0.3661538462</text:p>
          </table:table-cell>
        </table:table-row>
        <table:table-row table:style-name="ro1">
          <table:table-cell table:style-name="ce1" office:value-type="float" office:value="412.820512820513" calcext:value-type="float">
            <text:p>412.8205128205</text:p>
          </table:table-cell>
          <table:table-cell table:style-name="ce1" office:value-type="float" office:value="0.4" calcext:value-type="float">
            <text:p>0.4</text:p>
          </table:table-cell>
        </table:table-row>
        <table:table-row table:style-name="ro1">
          <table:table-cell table:style-name="ce1" office:value-type="float" office:value="413.141025641026" calcext:value-type="float">
            <text:p>413.141025641</text:p>
          </table:table-cell>
          <table:table-cell table:style-name="ce1" office:value-type="float" office:value="0.424615384615385" calcext:value-type="float">
            <text:p>0.4246153846</text:p>
          </table:table-cell>
        </table:table-row>
        <table:table-row table:style-name="ro1">
          <table:table-cell table:style-name="ce1" office:value-type="float" office:value="413.782051282051" calcext:value-type="float">
            <text:p>413.7820512821</text:p>
          </table:table-cell>
          <table:table-cell table:style-name="ce1" office:value-type="float" office:value="0.452307692307692" calcext:value-type="float">
            <text:p>0.4523076923</text:p>
          </table:table-cell>
        </table:table-row>
        <table:table-row table:style-name="ro1">
          <table:table-cell table:style-name="ce1" office:value-type="float" office:value="414.102564102564" calcext:value-type="float">
            <text:p>414.1025641026</text:p>
          </table:table-cell>
          <table:table-cell table:style-name="ce1" office:value-type="float" office:value="0.495384615384615" calcext:value-type="float">
            <text:p>0.4953846154</text:p>
          </table:table-cell>
        </table:table-row>
        <table:table-row table:style-name="ro1">
          <table:table-cell table:style-name="ce1" office:value-type="float" office:value="415.064102564103" calcext:value-type="float">
            <text:p>415.0641025641</text:p>
          </table:table-cell>
          <table:table-cell table:style-name="ce1" office:value-type="float" office:value="0.532307692307692" calcext:value-type="float">
            <text:p>0.5323076923</text:p>
          </table:table-cell>
        </table:table-row>
        <table:table-row table:style-name="ro1">
          <table:table-cell table:style-name="ce1" office:value-type="float" office:value="415.384615384615" calcext:value-type="float">
            <text:p>415.3846153846</text:p>
          </table:table-cell>
          <table:table-cell table:style-name="ce1" office:value-type="float" office:value="0.569230769230769" calcext:value-type="float">
            <text:p>0.5692307692</text:p>
          </table:table-cell>
        </table:table-row>
        <table:table-row table:style-name="ro1">
          <table:table-cell table:style-name="ce1" office:value-type="float" office:value="416.346153846154" calcext:value-type="float">
            <text:p>416.3461538462</text:p>
          </table:table-cell>
          <table:table-cell table:style-name="ce1" office:value-type="float" office:value="0.615384615384615" calcext:value-type="float">
            <text:p>0.6153846154</text:p>
          </table:table-cell>
        </table:table-row>
        <table:table-row table:style-name="ro1">
          <table:table-cell table:style-name="ce1" office:value-type="float" office:value="416.666666666667" calcext:value-type="float">
            <text:p>416.6666666667</text:p>
          </table:table-cell>
          <table:table-cell table:style-name="ce1" office:value-type="float" office:value="0.643076923076923" calcext:value-type="float">
            <text:p>0.6430769231</text:p>
          </table:table-cell>
        </table:table-row>
        <table:table-row table:style-name="ro1">
          <table:table-cell table:style-name="ce1" office:value-type="float" office:value="416.98717948718" calcext:value-type="float">
            <text:p>416.9871794872</text:p>
          </table:table-cell>
          <table:table-cell table:style-name="ce1" office:value-type="float" office:value="0.673846153846154" calcext:value-type="float">
            <text:p>0.6738461538</text:p>
          </table:table-cell>
        </table:table-row>
        <table:table-row table:style-name="ro1">
          <table:table-cell table:style-name="ce1" office:value-type="float" office:value="417.307692307692" calcext:value-type="float">
            <text:p>417.3076923077</text:p>
          </table:table-cell>
          <table:table-cell table:style-name="ce1" office:value-type="float" office:value="0.698461538461538" calcext:value-type="float">
            <text:p>0.6984615385</text:p>
          </table:table-cell>
        </table:table-row>
        <table:table-row table:style-name="ro1">
          <table:table-cell table:style-name="ce1" office:value-type="float" office:value="417.628205128205" calcext:value-type="float">
            <text:p>417.6282051282</text:p>
          </table:table-cell>
          <table:table-cell table:style-name="ce1" office:value-type="float" office:value="0.726153846153846" calcext:value-type="float">
            <text:p>0.7261538462</text:p>
          </table:table-cell>
        </table:table-row>
        <table:table-row table:style-name="ro1">
          <table:table-cell table:style-name="ce1" office:value-type="float" office:value="418.269230769231" calcext:value-type="float">
            <text:p>418.2692307692</text:p>
          </table:table-cell>
          <table:table-cell table:style-name="ce1" office:value-type="float" office:value="0.756923076923077" calcext:value-type="float">
            <text:p>0.7569230769</text:p>
          </table:table-cell>
        </table:table-row>
        <table:table-row table:style-name="ro1">
          <table:table-cell table:style-name="ce1" office:value-type="float" office:value="418.589743589744" calcext:value-type="float">
            <text:p>418.5897435897</text:p>
          </table:table-cell>
          <table:table-cell table:style-name="ce1" office:value-type="float" office:value="0.781538461538462" calcext:value-type="float">
            <text:p>0.7815384615</text:p>
          </table:table-cell>
        </table:table-row>
        <table:table-row table:style-name="ro1">
          <table:table-cell table:style-name="ce1" office:value-type="float" office:value="419.230769230769" calcext:value-type="float">
            <text:p>419.2307692308</text:p>
          </table:table-cell>
          <table:table-cell table:style-name="ce1" office:value-type="float" office:value="0.827692307692308" calcext:value-type="float">
            <text:p>0.8276923077</text:p>
          </table:table-cell>
        </table:table-row>
        <table:table-row table:style-name="ro1">
          <table:table-cell table:style-name="ce1" office:value-type="float" office:value="419.871794871795" calcext:value-type="float">
            <text:p>419.8717948718</text:p>
          </table:table-cell>
          <table:table-cell table:style-name="ce1" office:value-type="float" office:value="0.873846153846154" calcext:value-type="float">
            <text:p>0.8738461538</text:p>
          </table:table-cell>
        </table:table-row>
        <table:table-row table:style-name="ro1">
          <table:table-cell table:style-name="ce1" office:value-type="float" office:value="420.833333333333" calcext:value-type="float">
            <text:p>420.8333333333</text:p>
          </table:table-cell>
          <table:table-cell table:style-name="ce1" office:value-type="float" office:value="0.904615384615384" calcext:value-type="float">
            <text:p>0.9046153846</text:p>
          </table:table-cell>
        </table:table-row>
        <table:table-row table:style-name="ro1">
          <table:table-cell table:style-name="ce1" office:value-type="float" office:value="421.153846153846" calcext:value-type="float">
            <text:p>421.1538461538</text:p>
          </table:table-cell>
          <table:table-cell table:style-name="ce1" office:value-type="float" office:value="0.932307692307692" calcext:value-type="float">
            <text:p>0.9323076923</text:p>
          </table:table-cell>
        </table:table-row>
        <table:table-row table:style-name="ro1">
          <table:table-cell table:style-name="ce1" office:value-type="float" office:value="422.115384615385" calcext:value-type="float">
            <text:p>422.1153846154</text:p>
          </table:table-cell>
          <table:table-cell table:style-name="ce1" office:value-type="float" office:value="0.963076923076923" calcext:value-type="float">
            <text:p>0.9630769231</text:p>
          </table:table-cell>
        </table:table-row>
        <table:table-row table:style-name="ro1">
          <table:table-cell table:style-name="ce1" office:value-type="float" office:value="422.75641025641" calcext:value-type="float">
            <text:p>422.7564102564</text:p>
          </table:table-cell>
          <table:table-cell table:style-name="ce1" office:value-type="float" office:value="0.981538461538462" calcext:value-type="float">
            <text:p>0.9815384615</text:p>
          </table:table-cell>
        </table:table-row>
        <table:table-row table:style-name="ro1">
          <table:table-cell table:style-name="ce1" office:value-type="float" office:value="424.679487179487" calcext:value-type="float">
            <text:p>424.6794871795</text:p>
          </table:table-cell>
          <table:table-cell table:style-name="ce1" office:value-type="float" office:value="0.993846153846154" calcext:value-type="float">
            <text:p>0.9938461538</text:p>
          </table:table-cell>
        </table:table-row>
        <table:table-row table:style-name="ro1">
          <table:table-cell table:style-name="ce1" office:value-type="float" office:value="427.24358974359" calcext:value-type="float">
            <text:p>427.2435897436</text:p>
          </table:table-cell>
          <table:table-cell table:style-name="ce1" office:value-type="float" office:value="0.984615384615385" calcext:value-type="float">
            <text:p>0.9846153846</text:p>
          </table:table-cell>
        </table:table-row>
        <table:table-row table:style-name="ro1">
          <table:table-cell table:style-name="ce1" office:value-type="float" office:value="428.846153846154" calcext:value-type="float">
            <text:p>428.8461538462</text:p>
          </table:table-cell>
          <table:table-cell table:style-name="ce1" office:value-type="float" office:value="0.969230769230769" calcext:value-type="float">
            <text:p>0.9692307692</text:p>
          </table:table-cell>
        </table:table-row>
        <table:table-row table:style-name="ro1">
          <table:table-cell table:style-name="ce1" office:value-type="float" office:value="430.448717948718" calcext:value-type="float">
            <text:p>430.4487179487</text:p>
          </table:table-cell>
          <table:table-cell table:style-name="ce1" office:value-type="float" office:value="0.953846153846154" calcext:value-type="float">
            <text:p>0.9538461538</text:p>
          </table:table-cell>
        </table:table-row>
        <table:table-row table:style-name="ro1">
          <table:table-cell table:style-name="ce1" office:value-type="float" office:value="432.051282051282" calcext:value-type="float">
            <text:p>432.0512820513</text:p>
          </table:table-cell>
          <table:table-cell table:style-name="ce1" office:value-type="float" office:value="0.926153846153846" calcext:value-type="float">
            <text:p>0.9261538462</text:p>
          </table:table-cell>
        </table:table-row>
        <table:table-row table:style-name="ro1">
          <table:table-cell table:style-name="ce1" office:value-type="float" office:value="433.333333333333" calcext:value-type="float">
            <text:p>433.3333333333</text:p>
          </table:table-cell>
          <table:table-cell table:style-name="ce1" office:value-type="float" office:value="0.907692307692308" calcext:value-type="float">
            <text:p>0.9076923077</text:p>
          </table:table-cell>
        </table:table-row>
        <table:table-row table:style-name="ro1">
          <table:table-cell table:style-name="ce1" office:value-type="float" office:value="433.653846153846" calcext:value-type="float">
            <text:p>433.6538461538</text:p>
          </table:table-cell>
          <table:table-cell table:style-name="ce1" office:value-type="float" office:value="0.886153846153846" calcext:value-type="float">
            <text:p>0.8861538462</text:p>
          </table:table-cell>
        </table:table-row>
        <table:table-row table:style-name="ro1">
          <table:table-cell table:style-name="ce1" office:value-type="float" office:value="435.25641025641" calcext:value-type="float">
            <text:p>435.2564102564</text:p>
          </table:table-cell>
          <table:table-cell table:style-name="ce1" office:value-type="float" office:value="0.861538461538462" calcext:value-type="float">
            <text:p>0.8615384615</text:p>
          </table:table-cell>
        </table:table-row>
        <table:table-row table:style-name="ro1">
          <table:table-cell table:style-name="ce1" office:value-type="float" office:value="436.538461538462" calcext:value-type="float">
            <text:p>436.5384615385</text:p>
          </table:table-cell>
          <table:table-cell table:style-name="ce1" office:value-type="float" office:value="0.830769230769231" calcext:value-type="float">
            <text:p>0.8307692308</text:p>
          </table:table-cell>
        </table:table-row>
        <table:table-row table:style-name="ro1">
          <table:table-cell table:style-name="ce1" office:value-type="float" office:value="437.820512820513" calcext:value-type="float">
            <text:p>437.8205128205</text:p>
          </table:table-cell>
          <table:table-cell table:style-name="ce1" office:value-type="float" office:value="0.796923076923077" calcext:value-type="float">
            <text:p>0.7969230769</text:p>
          </table:table-cell>
        </table:table-row>
        <table:table-row table:style-name="ro1">
          <table:table-cell table:style-name="ce1" office:value-type="float" office:value="439.74358974359" calcext:value-type="float">
            <text:p>439.7435897436</text:p>
          </table:table-cell>
          <table:table-cell table:style-name="ce1" office:value-type="float" office:value="0.76" calcext:value-type="float">
            <text:p>0.76</text:p>
          </table:table-cell>
        </table:table-row>
        <table:table-row table:style-name="ro1">
          <table:table-cell table:style-name="ce1" office:value-type="float" office:value="440.384615384615" calcext:value-type="float">
            <text:p>440.3846153846</text:p>
          </table:table-cell>
          <table:table-cell table:style-name="ce1" office:value-type="float" office:value="0.735384615384615" calcext:value-type="float">
            <text:p>0.7353846154</text:p>
          </table:table-cell>
        </table:table-row>
        <table:table-row table:style-name="ro1">
          <table:table-cell table:style-name="ce1" office:value-type="float" office:value="441.346153846154" calcext:value-type="float">
            <text:p>441.3461538462</text:p>
          </table:table-cell>
          <table:table-cell table:style-name="ce1" office:value-type="float" office:value="0.716923076923077" calcext:value-type="float">
            <text:p>0.7169230769</text:p>
          </table:table-cell>
        </table:table-row>
        <table:table-row table:style-name="ro1">
          <table:table-cell table:style-name="ce1" office:value-type="float" office:value="442.628205128205" calcext:value-type="float">
            <text:p>442.6282051282</text:p>
          </table:table-cell>
          <table:table-cell table:style-name="ce1" office:value-type="float" office:value="0.689230769230769" calcext:value-type="float">
            <text:p>0.6892307692</text:p>
          </table:table-cell>
        </table:table-row>
        <table:table-row table:style-name="ro1">
          <table:table-cell table:style-name="ce1" office:value-type="float" office:value="444.230769230769" calcext:value-type="float">
            <text:p>444.2307692308</text:p>
          </table:table-cell>
          <table:table-cell table:style-name="ce1" office:value-type="float" office:value="0.649230769230769" calcext:value-type="float">
            <text:p>0.6492307692</text:p>
          </table:table-cell>
        </table:table-row>
        <table:table-row table:style-name="ro1">
          <table:table-cell table:style-name="ce1" office:value-type="float" office:value="445.833333333333" calcext:value-type="float">
            <text:p>445.8333333333</text:p>
          </table:table-cell>
          <table:table-cell table:style-name="ce1" office:value-type="float" office:value="0.621538461538462" calcext:value-type="float">
            <text:p>0.6215384615</text:p>
          </table:table-cell>
        </table:table-row>
        <table:table-row table:style-name="ro1">
          <table:table-cell table:style-name="ce1" office:value-type="float" office:value="446.794871794872" calcext:value-type="float">
            <text:p>446.7948717949</text:p>
          </table:table-cell>
          <table:table-cell table:style-name="ce1" office:value-type="float" office:value="0.596923076923077" calcext:value-type="float">
            <text:p>0.5969230769</text:p>
          </table:table-cell>
        </table:table-row>
        <table:table-row table:style-name="ro1">
          <table:table-cell table:style-name="ce1" office:value-type="float" office:value="448.717948717949" calcext:value-type="float">
            <text:p>448.7179487179</text:p>
          </table:table-cell>
          <table:table-cell table:style-name="ce1" office:value-type="float" office:value="0.569230769230769" calcext:value-type="float">
            <text:p>0.5692307692</text:p>
          </table:table-cell>
        </table:table-row>
        <table:table-row table:style-name="ro1">
          <table:table-cell table:style-name="ce1" office:value-type="float" office:value="450.320512820513" calcext:value-type="float">
            <text:p>450.3205128205</text:p>
          </table:table-cell>
          <table:table-cell table:style-name="ce1" office:value-type="float" office:value="0.544615384615384" calcext:value-type="float">
            <text:p>0.5446153846</text:p>
          </table:table-cell>
        </table:table-row>
        <table:table-row table:style-name="ro1">
          <table:table-cell table:style-name="ce1" office:value-type="float" office:value="452.564102564103" calcext:value-type="float">
            <text:p>452.5641025641</text:p>
          </table:table-cell>
          <table:table-cell table:style-name="ce1" office:value-type="float" office:value="0.510769230769231" calcext:value-type="float">
            <text:p>0.5107692308</text:p>
          </table:table-cell>
        </table:table-row>
        <table:table-row table:style-name="ro1">
          <table:table-cell table:style-name="ce1" office:value-type="float" office:value="454.807692307692" calcext:value-type="float">
            <text:p>454.8076923077</text:p>
          </table:table-cell>
          <table:table-cell table:style-name="ce1" office:value-type="float" office:value="0.476923076923077" calcext:value-type="float">
            <text:p>0.4769230769</text:p>
          </table:table-cell>
        </table:table-row>
        <table:table-row table:style-name="ro1">
          <table:table-cell table:style-name="ce1" office:value-type="float" office:value="457.371794871795" calcext:value-type="float">
            <text:p>457.3717948718</text:p>
          </table:table-cell>
          <table:table-cell table:style-name="ce1" office:value-type="float" office:value="0.458461538461538" calcext:value-type="float">
            <text:p>0.4584615385</text:p>
          </table:table-cell>
        </table:table-row>
        <table:table-row table:style-name="ro1">
          <table:table-cell table:style-name="ce1" office:value-type="float" office:value="459.615384615385" calcext:value-type="float">
            <text:p>459.6153846154</text:p>
          </table:table-cell>
          <table:table-cell table:style-name="ce1" office:value-type="float" office:value="0.430769230769231" calcext:value-type="float">
            <text:p>0.4307692308</text:p>
          </table:table-cell>
        </table:table-row>
        <table:table-row table:style-name="ro1">
          <table:table-cell table:style-name="ce1" office:value-type="float" office:value="462.5" calcext:value-type="float">
            <text:p>462.5</text:p>
          </table:table-cell>
          <table:table-cell table:style-name="ce1" office:value-type="float" office:value="0.409230769230769" calcext:value-type="float">
            <text:p>0.4092307692</text:p>
          </table:table-cell>
        </table:table-row>
        <table:table-row table:style-name="ro1">
          <table:table-cell table:style-name="ce1" office:value-type="float" office:value="464.74358974359" calcext:value-type="float">
            <text:p>464.7435897436</text:p>
          </table:table-cell>
          <table:table-cell table:style-name="ce1" office:value-type="float" office:value="0.381538461538462" calcext:value-type="float">
            <text:p>0.3815384615</text:p>
          </table:table-cell>
        </table:table-row>
        <table:table-row table:style-name="ro1">
          <table:table-cell table:style-name="ce1" office:value-type="float" office:value="467.307692307692" calcext:value-type="float">
            <text:p>467.3076923077</text:p>
          </table:table-cell>
          <table:table-cell table:style-name="ce1" office:value-type="float" office:value="0.350769230769231" calcext:value-type="float">
            <text:p>0.3507692308</text:p>
          </table:table-cell>
        </table:table-row>
        <table:table-row table:style-name="ro1">
          <table:table-cell table:style-name="ce1" office:value-type="float" office:value="469.551282051282" calcext:value-type="float">
            <text:p>469.5512820513</text:p>
          </table:table-cell>
          <table:table-cell table:style-name="ce1" office:value-type="float" office:value="0.310769230769231" calcext:value-type="float">
            <text:p>0.3107692308</text:p>
          </table:table-cell>
        </table:table-row>
        <table:table-row table:style-name="ro1">
          <table:table-cell table:style-name="ce1" office:value-type="float" office:value="471.794871794872" calcext:value-type="float">
            <text:p>471.7948717949</text:p>
          </table:table-cell>
          <table:table-cell table:style-name="ce1" office:value-type="float" office:value="0.273846153846154" calcext:value-type="float">
            <text:p>0.2738461538</text:p>
          </table:table-cell>
        </table:table-row>
        <table:table-row table:style-name="ro1">
          <table:table-cell table:style-name="ce1" office:value-type="float" office:value="474.679487179487" calcext:value-type="float">
            <text:p>474.6794871795</text:p>
          </table:table-cell>
          <table:table-cell table:style-name="ce1" office:value-type="float" office:value="0.233846153846154" calcext:value-type="float">
            <text:p>0.2338461538</text:p>
          </table:table-cell>
        </table:table-row>
        <table:table-row table:style-name="ro1">
          <table:table-cell table:style-name="ce1" office:value-type="float" office:value="476.602564102564" calcext:value-type="float">
            <text:p>476.6025641026</text:p>
          </table:table-cell>
          <table:table-cell table:style-name="ce1" office:value-type="float" office:value="0.206153846153846" calcext:value-type="float">
            <text:p>0.2061538462</text:p>
          </table:table-cell>
        </table:table-row>
        <table:table-row table:style-name="ro1">
          <table:table-cell table:style-name="ce1" office:value-type="float" office:value="479.166666666667" calcext:value-type="float">
            <text:p>479.1666666667</text:p>
          </table:table-cell>
          <table:table-cell table:style-name="ce1" office:value-type="float" office:value="0.178461538461538" calcext:value-type="float">
            <text:p>0.1784615385</text:p>
          </table:table-cell>
        </table:table-row>
        <table:table-row table:style-name="ro1">
          <table:table-cell table:style-name="ce1" office:value-type="float" office:value="482.051282051282" calcext:value-type="float">
            <text:p>482.0512820513</text:p>
          </table:table-cell>
          <table:table-cell table:style-name="ce1" office:value-type="float" office:value="0.150769230769231" calcext:value-type="float">
            <text:p>0.1507692308</text:p>
          </table:table-cell>
        </table:table-row>
        <table:table-row table:style-name="ro1">
          <table:table-cell table:style-name="ce1" office:value-type="float" office:value="484.615384615385" calcext:value-type="float">
            <text:p>484.6153846154</text:p>
          </table:table-cell>
          <table:table-cell table:style-name="ce1" office:value-type="float" office:value="0.132307692307692" calcext:value-type="float">
            <text:p>0.1323076923</text:p>
          </table:table-cell>
        </table:table-row>
        <table:table-row table:style-name="ro1">
          <table:table-cell table:style-name="ce1" office:value-type="float" office:value="487.5" calcext:value-type="float">
            <text:p>487.5</text:p>
          </table:table-cell>
          <table:table-cell table:style-name="ce1" office:value-type="float" office:value="0.110769230769231" calcext:value-type="float">
            <text:p>0.1107692308</text:p>
          </table:table-cell>
        </table:table-row>
        <table:table-row table:style-name="ro1">
          <table:table-cell table:style-name="ce1" office:value-type="float" office:value="491.666666666667" calcext:value-type="float">
            <text:p>491.6666666667</text:p>
          </table:table-cell>
          <table:table-cell table:style-name="ce1" office:value-type="float" office:value="0.0892307692307692" calcext:value-type="float">
            <text:p>0.0892307692</text:p>
          </table:table-cell>
        </table:table-row>
        <table:table-row table:style-name="ro1">
          <table:table-cell table:style-name="ce1" office:value-type="float" office:value="495.192307692308" calcext:value-type="float">
            <text:p>495.1923076923</text:p>
          </table:table-cell>
          <table:table-cell table:style-name="ce1" office:value-type="float" office:value="0.0738461538461539" calcext:value-type="float">
            <text:p>0.0738461538</text:p>
          </table:table-cell>
        </table:table-row>
        <table:table-row table:style-name="ro1">
          <table:table-cell table:style-name="ce1" office:value-type="float" office:value="499.038461538462" calcext:value-type="float">
            <text:p>499.0384615385</text:p>
          </table:table-cell>
          <table:table-cell table:style-name="ce1" office:value-type="float" office:value="0.0584615384615386" calcext:value-type="float">
            <text:p>0.0584615385</text:p>
          </table:table-cell>
        </table:table-row>
        <table:table-row table:style-name="ro1">
          <table:table-cell table:style-name="ce1" office:value-type="float" office:value="503.205128205128" calcext:value-type="float">
            <text:p>503.2051282051</text:p>
          </table:table-cell>
          <table:table-cell table:style-name="ce1"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float" office:value="508.653846153846" calcext:value-type="float">
            <text:p>508.6538461538</text:p>
          </table:table-cell>
          <table:table-cell table:style-name="ce1" office:value-type="float" office:value="0.0276923076923077" calcext:value-type="float">
            <text:p>0.0276923077</text:p>
          </table:table-cell>
        </table:table-row>
        <table:table-row table:style-name="ro1">
          <table:table-cell table:style-name="ce1" office:value-type="float" office:value="513.782051282051" calcext:value-type="float">
            <text:p>513.7820512821</text:p>
          </table:table-cell>
          <table:table-cell table:style-name="ce1" office:value-type="float" office:value="0.0215384615384615" calcext:value-type="float">
            <text:p>0.0215384615</text:p>
          </table:table-cell>
        </table:table-row>
        <table:table-row table:style-name="ro1" table:number-rows-repeated="92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30">00/00/0000</text:date>, <text:time style:data-style-name="N2" text:time-value="16:05:52.611087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20:57:39.394817659</meta:creation-date>
    <dc:date>2022-06-30T19:00:11.704963830</dc:date>
    <meta:editing-duration>PT3H7M5S</meta:editing-duration>
    <meta:editing-cycles>3</meta:editing-cycles>
    <meta:generator>LibreOffice/5.1.6.2$Linux_X86_64 LibreOffice_project/10m0$Build-2</meta:generator>
    <meta:document-statistic meta:table-count="1" meta:cell-count="144" meta:object-count="0"/>
  </office:meta>
</office:document-meta>
</file>